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style:use-window-font-color="true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9900ff" fo:font-size="12pt" style:font-size-asian="12pt" style:font-size-complex="12pt"/>
    </style:style>
    <style:style style:name="T5" style:family="text">
      <style:text-properties style:use-window-font-color="true" fo:font-size="12pt" style:font-size-asian="12pt" style:font-size-complex="12pt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0000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192cm" svg:height="0.869cm" svg:x="5.304cm" svg:y="5.34cm">
          <text:p text:style-name="P1"><text:span text:style-name="T1">User</text:span></text:p>
        </draw:rect>
        <draw:rect draw:style-name="gr2" draw:text-style-name="P4" draw:layer="layout" svg:width="3.192cm" svg:height="3.661cm" svg:x="5.304cm" svg:y="6.102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user_type</text:span></text:p>
          <text:p text:style-name="P3"><text:span text:style-name="T2"/></text:p>
        </draw:rect>
        <draw:connector draw:style-name="gr3" draw:text-style-name="P1" draw:layer="layout" draw:type="curve" svg:x1="11.407cm" svg:y1="3.913cm" svg:x2="8.496cm" svg:y2="5.774cm" draw:start-shape="id1" draw:start-glue-point="3" draw:end-shape="id2" svg:d="m11407 3913c-2182 0-727 1861-2911 1861">
          <text:p/>
        </draw:connector>
        <draw:rect draw:style-name="gr4" draw:text-style-name="P5" draw:layer="layout" svg:width="2.413cm" svg:height="0.957cm" svg:x="5.899cm" svg:y="8.679cm">
          <text:p text:style-name="P3"><text:span text:style-name="T3">admin, expert,</text:span></text:p>
          <text:p text:style-name="P3"><text:span text:style-name="T3">pending</text:span></text:p>
        </draw:rect>
        <draw:rect draw:style-name="gr1" draw:text-style-name="P2" xml:id="id4" draw:id="id4" draw:layer="layout" svg:width="4.489cm" svg:height="0.869cm" svg:x="3.921cm" svg:y="1.635cm">
          <text:p text:style-name="P1"><text:span text:style-name="T1">Application</text:span></text:p>
        </draw:rect>
        <draw:rect draw:style-name="gr2" draw:text-style-name="P4" draw:layer="layout" svg:width="4.489cm" svg:height="1.883cm" svg:x="3.921cm" svg:y="2.397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5.005cm" svg:height="0.869cm" svg:x="11.489cm" svg:y="1.762cm">
          <text:p text:style-name="P1"><text:span text:style-name="T1">Application User</text:span></text:p>
        </draw:rect>
        <draw:rect draw:style-name="gr2" draw:text-style-name="P4" draw:layer="layout" svg:width="5.005cm" svg:height="2.899cm" svg:x="11.489cm" svg:y="2.546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5" draw:layer="layout" svg:width="4.156cm" svg:height="0.508cm" svg:x="12.084cm" svg:y="4.683cm">
          <text:p text:style-name="P3"><text:span text:style-name="T3">admin, system, expert, pending</text:span></text:p>
        </draw:rect>
        <draw:circle draw:style-name="gr5" draw:text-style-name="P1" xml:id="id1" draw:id="id1" draw:layer="layout" svg:width="0.254cm" svg:height="0.254cm" svg:x="11.407cm" svg:y="3.786cm">
          <text:p/>
        </draw:circle>
        <draw:circle draw:style-name="gr5" draw:text-style-name="P1" xml:id="id3" draw:id="id3" draw:layer="layout" svg:width="0.254cm" svg:height="0.254cm" svg:x="11.407cm" svg:y="3.286cm">
          <text:p/>
        </draw:circle>
        <draw:connector draw:style-name="gr3" draw:text-style-name="P1" draw:layer="layout" draw:type="curve" svg:x1="11.407cm" svg:y1="3.413cm" svg:x2="8.41cm" svg:y2="2.069cm" draw:start-shape="id3" draw:start-glue-point="3" draw:end-shape="id4" svg:d="m11407 3413c-2247 0-749-1344-2997-1344">
          <text:p/>
        </draw:connector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5" draw:start-glue-point="3" draw:end-shape="id6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18" draw:id="id18" draw:layer="layout" svg:width="3.761cm" svg:height="2.118cm" svg:x="14.851cm" svg:y="7.0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16" draw:id="id16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6" draw:id="id6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2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29" draw:id="id29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0.819cm" svg:y="6.8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0.819cm" svg:y="6.101cm">
          <text:p text:style-name="P1"><text:span text:style-name="T1">Attribute Comment</text:span></text:p>
        </draw:rect>
        <draw:rect draw:style-name="gr2" draw:text-style-name="P6" xml:id="id20" draw:id="id20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33" draw:id="id33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7" draw:id="id7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7" draw:start-glue-point="3" draw:end-shape="id6" draw:end-glue-point="0" svg:d="m7907 3113c-1004 0-1506 1974-1506 5923">
          <text:p/>
        </draw:connector>
        <draw:circle draw:style-name="gr5" draw:text-style-name="P1" xml:id="id8" draw:id="id8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8" draw:start-glue-point="3" draw:end-shape="id6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9" draw:start-glue-point="3" draw:end-shape="id6" svg:d="m10347 14811c-1581 0-527-5358-2108-5358">
          <text:p/>
        </draw:connector>
        <draw:rect draw:style-name="gr1" draw:text-style-name="P2" xml:id="id11" draw:id="id11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14" draw:id="id14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0" draw:id="id10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0" draw:start-glue-point="1" draw:end-shape="id11" draw:end-glue-point="3" svg:d="m11760 2612c2419 0 807-1180 3226-1180">
          <text:p/>
        </draw:connector>
        <draw:circle draw:style-name="gr5" draw:text-style-name="P1" xml:id="id12" draw:id="id12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12" draw:start-glue-point="3" draw:end-shape="id11" draw:end-glue-point="1" svg:d="m22490 2720c-2928 0-976-1288-3905-1288">
          <text:p/>
        </draw:connector>
        <draw:circle draw:style-name="gr5" draw:text-style-name="P1" xml:id="id15" draw:id="id15" draw:layer="layout" svg:width="0.254cm" svg:height="0.254cm" svg:x="14.704cm" svg:y="8.183cm">
          <text:p/>
        </draw:circle>
        <draw:circle draw:style-name="gr5" draw:text-style-name="P1" xml:id="id13" draw:id="id13" draw:layer="layout" svg:width="0.254cm" svg:height="0.254cm" svg:x="18.403cm" svg:y="7.682cm">
          <text:p/>
        </draw:circle>
        <draw:connector draw:style-name="gr3" draw:text-style-name="P1" draw:layer="layout" draw:type="curve" svg:x1="18.657cm" svg:y1="7.809cm" svg:x2="18.585cm" svg:y2="3.883cm" draw:start-shape="id13" draw:start-glue-point="1" draw:end-shape="id14" svg:d="m18657 7809c751 0 787-3926-72-3926">
          <text:p/>
        </draw:connector>
        <draw:connector draw:style-name="gr3" draw:text-style-name="P1" draw:layer="layout" draw:type="curve" svg:x1="14.704cm" svg:y1="8.31cm" svg:x2="11.919cm" svg:y2="6.749cm" draw:start-shape="id15" draw:start-glue-point="3" draw:end-shape="id16" draw:end-glue-point="1" svg:d="m14704 8310c-2088 0-696-1561-2785-1561">
          <text:p/>
        </draw:connector>
        <draw:circle draw:style-name="gr5" draw:text-style-name="P1" xml:id="id17" draw:id="id17" draw:layer="layout" svg:width="0.254cm" svg:height="0.254cm" svg:x="20.636cm" svg:y="7.646cm">
          <text:p/>
        </draw:circle>
        <draw:connector draw:style-name="gr3" draw:text-style-name="P1" draw:layer="layout" draw:type="curve" svg:x1="20.636cm" svg:y1="7.773cm" svg:x2="18.612cm" svg:y2="8.069cm" draw:start-shape="id17" draw:start-glue-point="3" draw:end-shape="id18" svg:d="m20636 7773c-1518 0-506 296-2024 2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26" draw:id="id26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9" draw:id="id19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19" draw:start-glue-point="3" draw:end-shape="id20" draw:end-glue-point="2" svg:d="m10347 13770c-406 0-609-1664-609-4994">
          <text:p/>
        </draw:connector>
        <draw:circle draw:style-name="gr5" draw:text-style-name="P1" xml:id="id21" draw:id="id21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21" draw:start-glue-point="3" draw:end-shape="id20" draw:end-glue-point="2" svg:d="m10347 14311c-406 0-609-1845-609-5535">
          <text:p/>
        </draw:connector>
        <draw:circle draw:style-name="gr5" draw:text-style-name="P1" xml:id="id9" draw:id="id9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23" draw:id="id23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22" draw:id="id22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22" draw:start-glue-point="3" draw:end-shape="id23" svg:d="m10347 17028c-1104 0-368-146-1473-146">
          <text:p/>
        </draw:connector>
        <draw:rect draw:style-name="gr2" draw:text-style-name="P6" draw:layer="layout" svg:width="4.418cm" svg:height="3.748cm" svg:x="17.029cm" svg:y="16.829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6.067cm">
          <text:p text:style-name="P1"><text:span text:style-name="T1">Attribute Instance</text:span></text:p>
        </draw:rect>
        <draw:circle draw:style-name="gr5" draw:text-style-name="P1" xml:id="id24" draw:id="id24" draw:layer="layout" svg:width="0.254cm" svg:height="0.254cm" svg:x="16.9cm" svg:y="17.538cm">
          <text:p/>
        </draw:circle>
        <draw:connector draw:style-name="gr3" draw:text-style-name="P1" draw:layer="layout" draw:type="curve" svg:x1="16.9cm" svg:y1="17.665cm" svg:x2="16.731cm" svg:y2="9.128cm" draw:start-shape="id24" draw:start-glue-point="3" draw:end-shape="id18" draw:end-glue-point="2" svg:d="m16900 17665c-751 0-626-2166-481-2724s312 494 312-5813">
          <text:p/>
        </draw:connector>
        <draw:circle draw:style-name="gr5" draw:text-style-name="P1" xml:id="id25" draw:id="id25" draw:layer="layout" svg:width="0.254cm" svg:height="0.254cm" svg:x="16.899cm" svg:y="18.015cm">
          <text:p/>
        </draw:circle>
        <draw:connector draw:style-name="gr3" draw:text-style-name="P1" draw:layer="layout" draw:type="curve" svg:x1="16.899cm" svg:y1="18.142cm" svg:x2="14.716cm" svg:y2="16.438cm" draw:start-shape="id25" draw:start-glue-point="3" draw:end-shape="id26" svg:d="m16899 18142c-1636 0-545-1704-2183-1704">
          <text:p/>
        </draw:connector>
        <draw:rect draw:style-name="gr1" draw:text-style-name="P2" xml:id="id31" draw:id="id31" draw:layer="layout" svg:width="3.192cm" svg:height="0.869cm" svg:x="22.199cm" svg:y="11.557cm">
          <text:p text:style-name="P1"><text:span text:style-name="T1">User</text:span></text:p>
        </draw:rect>
        <draw:circle draw:style-name="gr5" draw:text-style-name="P1" xml:id="id27" draw:id="id27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27" draw:start-glue-point="3" draw:end-shape="id6" draw:end-glue-point="3" svg:d="m4185 15243c-751 0-941-5790 379-5790">
          <text:p/>
        </draw:connector>
        <draw:circle draw:style-name="gr5" draw:text-style-name="P1" xml:id="id28" draw:id="id28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28" draw:start-glue-point="3" draw:end-shape="id29" svg:d="m4184 15642c-599 0-898-2340-898-7022">
          <text:p/>
        </draw:connector>
        <draw:circle draw:style-name="gr5" draw:text-style-name="P1" xml:id="id30" draw:id="id30" draw:layer="layout" svg:width="0.254cm" svg:height="0.254cm" svg:x="22.737cm" svg:y="8.112cm">
          <text:p/>
        </draw:circle>
        <draw:connector draw:style-name="gr3" draw:text-style-name="P1" draw:layer="layout" draw:type="curve" svg:x1="22.991cm" svg:y1="8.239cm" svg:x2="25.391cm" svg:y2="11.991cm" draw:start-shape="id30" draw:start-glue-point="1" draw:end-shape="id31" draw:end-glue-point="1" svg:d="m22991 8239c4351 0 3151 3752 2400 3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1.344cm" svg:y="9.8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5" draw:id="id5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8.999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32" draw:id="id32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32" draw:start-glue-point="3" draw:end-shape="id33" draw:end-glue-point="2" svg:d="m4505 10611c-751 0-627 462 35 755s1861 418 1861-333">
          <text:p/>
        </draw:connector>
        <draw:rect draw:style-name="gr1" draw:text-style-name="P2" xml:id="id37" draw:id="id37" draw:layer="layout" svg:width="2.921cm" svg:height="0.762cm" svg:x="22.463cm" svg:y="12.811cm">
          <text:p text:style-name="P1"><text:span text:style-name="T1">Resource</text:span></text:p>
        </draw:rect>
        <draw:rect draw:style-name="gr2" draw:text-style-name="P6" draw:layer="layout" svg:width="2.921cm" svg:height="1.843cm" svg:x="22.463cm" svg:y="13.573cm">
          <text:p text:style-name="P3"><text:span text:style-name="T2">resource_id</text:span></text:p>
          <text:p text:style-name="P3"><text:span text:style-name="T2">display_label</text:span></text:p>
          <text:p text:style-name="P3"><text:span text:style-name="T2">url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3.937cm" svg:height="0.762cm" svg:x="15.224cm" svg:y="10.079cm">
          <text:p text:style-name="P1"><text:span text:style-name="T1">Supporting Info</text:span></text:p>
        </draw:rect>
        <draw:rect draw:style-name="gr2" draw:text-style-name="P6" draw:layer="layout" svg:width="3.937cm" svg:height="4.256cm" svg:x="15.224cm" svg:y="10.841cm">
          <text:p text:style-name="P3"><text:span text:style-name="T2">supporting_info_id</text:span></text:p>
          <text:p text:style-name="P3"><text:span text:style-name="T2">code_id</text:span></text:p>
          <text:p text:style-name="P3"><text:span text:style-name="T2">user_id</text:span></text:p>
          <text:p text:style-name="P3"><text:span text:style-name="T2">resource_id</text:span></text:p>
          <text:p text:style-name="P3"><text:span text:style-name="T2">abstract_text</text:span></text:p>
          <text:p text:style-name="P3"><text:span text:style-name="T2">comment_text</text:span></text:p>
          <text:p text:style-name="P3"><text:span text:style-name="T2">effective_date</text:span></text:p>
          <text:p text:style-name="P3"><text:span text:style-name="T2">entry_date</text:span></text:p>
        </draw:rect>
        <draw:circle draw:style-name="gr5" draw:text-style-name="P1" xml:id="id36" draw:id="id36" draw:layer="layout" svg:width="0.254cm" svg:height="0.254cm" svg:x="17.921cm" svg:y="12.41cm">
          <text:p/>
        </draw:circle>
        <draw:circle draw:style-name="gr5" draw:text-style-name="P1" xml:id="id35" draw:id="id35" draw:layer="layout" svg:width="0.254cm" svg:height="0.254cm" svg:x="17.02cm" svg:y="12.009cm">
          <text:p/>
        </draw:circle>
        <draw:circle draw:style-name="gr5" draw:text-style-name="P1" xml:id="id34" draw:id="id34" draw:layer="layout" svg:width="0.254cm" svg:height="0.254cm" svg:x="15.097cm" svg:y="11.541cm">
          <text:p/>
        </draw:circle>
        <draw:connector draw:style-name="gr3" draw:text-style-name="P1" draw:layer="layout" draw:type="curve" svg:x1="15.097cm" svg:y1="11.668cm" svg:x2="11.919cm" svg:y2="7.925cm" draw:start-shape="id34" draw:start-glue-point="3" draw:end-shape="id20" draw:end-glue-point="1" svg:d="m15097 11668c-2383 0-795-3743-3178-3743">
          <text:p/>
        </draw:connector>
        <draw:connector draw:style-name="gr3" draw:text-style-name="P1" draw:layer="layout" draw:type="curve" svg:x1="17.274cm" svg:y1="12.136cm" svg:x2="22.199cm" svg:y2="11.991cm" draw:start-shape="id35" draw:start-glue-point="1" draw:end-shape="id31" svg:d="m17274 12136c3694 0 1232-145 4925-145">
          <text:p/>
        </draw:connector>
        <draw:connector draw:style-name="gr3" draw:text-style-name="P1" draw:layer="layout" draw:type="curve" svg:x1="18.175cm" svg:y1="12.537cm" svg:x2="22.463cm" svg:y2="13.192cm" draw:start-shape="id36" draw:start-glue-point="1" draw:end-shape="id37" draw:end-glue-point="3" svg:d="m18175 12537c3216 0 1072 655 4288 655">
          <text:p/>
        </draw:connector>
      </draw:page>
      <draw:page draw:name="page3" draw:style-name="dp1" draw:master-page-name="Default">
        <draw:rect draw:style-name="gr1" draw:text-style-name="P2" xml:id="id38" draw:id="id38" draw:layer="layout" svg:width="3.481cm" svg:height="0.869cm" svg:x="22.439cm" svg:y="8.992cm">
          <text:p text:style-name="P1"><text:span text:style-name="T1">Test Message</text:span></text:p>
        </draw:rect>
        <draw:rect draw:style-name="gr1" draw:text-style-name="P2" xml:id="id41" draw:id="id41" draw:layer="layout" svg:width="4.751cm" svg:height="0.869cm" svg:x="7.812cm" svg:y="1.287cm">
          <text:p text:style-name="P1"><text:span text:style-name="T1">Test Conducted</text:span></text:p>
        </draw:rect>
        <draw:rect draw:style-name="gr2" draw:text-style-name="P4" draw:layer="layout" svg:width="4.751cm" svg:height="18.382cm" svg:x="7.812cm" svg:y="2.049cm">
          <text:p text:style-name="P3"><text:span text:style-name="T2">test_conducted_id</text:span></text:p>
          <text:p text:style-name="P3"><text:span text:style-name="T2">connection_label</text:span></text:p>
          <text:p text:style-name="P3"><text:span text:style-name="T2">connection_type</text:span></text:p>
          <text:p text:style-name="P3"><text:span text:style-name="T2">connection_url</text:span></text:p>
          <text:p text:style-name="P3"><text:span text:style-name="T2">connection_ack_type</text:span></text:p>
          <text:p text:style-name="P3"><text:span text:style-name="T2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2">query_type</text:span></text:p>
          <text:p text:style-name="P3"><text:span text:style-name="T2">query_enabled</text:span></text:p>
          <text:p text:style-name="P3"><text:span text:style-name="T2">query_pause</text:span></text:p>
          <text:p text:style-name="P3"><text:span text:style-name="T2">test_log</text:span></text:p>
          <text:p text:style-name="P3"><text:span text:style-name="T5">test_status</text:span></text:p>
          <text:p text:style-name="P3"><text:span text:style-name="T2">test_started_time</text:span></text:p>
          <text:p text:style-name="P3"><text:span text:style-name="T2">test_finished_time</text:span></text:p>
          <text:p text:style-name="P3"><text:span text:style-name="T2">count_update</text:span></text:p>
          <text:p text:style-name="P3"><text:span text:style-name="T2">count_query</text:span></text:p>
          <text:p text:style-name="P3"><text:span text:style-name="T2">profile_base_name</text:span></text:p>
          <text:p text:style-name="P3"><text:span text:style-name="T2">profile_compare_name</text:span></text:p>
          <text:p text:style-name="P3"><text:span text:style-name="T5">score_overall</text:span></text:p>
          <text:p text:style-name="P3"><text:span text:style-name="T5">score_interop</text:span></text:p>
          <text:p text:style-name="P3"><text:span text:style-name="T5">score_coded</text:span></text:p>
          <text:p text:style-name="P3"><text:span text:style-name="T5">score_local</text:span></text:p>
          <text:p text:style-name="P3"><text:span text:style-name="T5">score_national</text:span></text:p>
          <text:p text:style-name="P3"><text:span text:style-name="T5">score_tolerance</text:span></text:p>
          <text:p text:style-name="P3"><text:span text:style-name="T5">score_ehr</text:span></text:p>
          <text:p text:style-name="P3"><text:span text:style-name="T5">score_perform</text:span></text:p>
          <text:p text:style-name="P3"><text:span text:style-name="T5">score_ack</text:span></text:p>
          <text:p text:style-name="P3"><text:span text:style-name="T5">per_query_total</text:span></text:p>
          <text:p text:style-name="P3"><text:span text:style-name="T5">per_query_count</text:span></text:p>
          <text:p text:style-name="P3"><text:span text:style-name="T5">per_query_min</text:span></text:p>
          <text:p text:style-name="P3"><text:span text:style-name="T5">per_query_max</text:span></text:p>
          <text:p text:style-name="P3"><text:span text:style-name="T5">per_query_std</text:span></text:p>
          <text:p text:style-name="P3"><text:span text:style-name="T5">per_update_total</text:span></text:p>
          <text:p text:style-name="P3"><text:span text:style-name="T5">per_update_count</text:span></text:p>
          <text:p text:style-name="P3"><text:span text:style-name="T5">per_update_min</text:span></text:p>
          <text:p text:style-name="P3"><text:span text:style-name="T5">per_update_max</text:span></text:p>
          <text:p text:style-name="P3"><text:span text:style-name="T5">per_update_std</text:span></text:p>
        </draw:rect>
        <draw:rect draw:style-name="gr1" draw:text-style-name="P2" draw:layer="layout" svg:width="4.572cm" svg:height="0.869cm" svg:x="17.322cm" svg:y="1.227cm">
          <text:p text:style-name="P1"><text:span text:style-name="T1">Test Section</text:span></text:p>
        </draw:rect>
        <draw:rect draw:style-name="gr2" draw:text-style-name="P4" xml:id="id39" draw:id="id39" draw:layer="layout" svg:width="4.572cm" svg:height="7.852cm" svg:x="17.322cm" svg:y="2.0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4.179cm" svg:y1="8.992cm" svg:x2="21.894cm" svg:y2="5.937cm" draw:start-shape="id38" draw:start-glue-point="0" draw:end-shape="id39" draw:end-glue-point="1" svg:d="m24179 8992c0-2037-761-3055-2285-3055">
          <text:p/>
        </draw:connector>
        <draw:circle draw:style-name="gr5" draw:text-style-name="P1" xml:id="id40" draw:id="id40" draw:layer="layout" svg:width="0.254cm" svg:height="0.254cm" svg:x="17.23cm" svg:y="2.711cm">
          <text:p/>
        </draw:circle>
        <draw:rect draw:style-name="gr4" draw:text-style-name="P5" draw:layer="layout" svg:width="4.156cm" svg:height="1.397cm" svg:x="17.557cm" svg:y="3.5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7.23cm" svg:y1="2.838cm" svg:x2="12.563cm" svg:y2="1.721cm" draw:start-shape="id40" draw:start-glue-point="3" draw:end-shape="id41" draw:end-glue-point="1" svg:d="m17230 2838c-3499 0-1166-1117-4667-1117">
          <text:p/>
        </draw:connector>
        <draw:rect draw:style-name="gr1" draw:text-style-name="P2" draw:layer="layout" svg:width="6.776cm" svg:height="0.869cm" svg:x="19.227cm" svg:y="10.317cm">
          <text:p text:style-name="P1"><text:span text:style-name="T1">Test Profile</text:span></text:p>
        </draw:rect>
        <draw:rect draw:style-name="gr2" draw:text-style-name="P4" draw:layer="layout" svg:width="6.776cm" svg:height="7.044cm" svg:x="19.227cm" svg:y="11.101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id</text:span></text:p>
          <text:p text:style-name="P3"><text:span text:style-name="T2">profile_usage_value_id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9.822cm" svg:y="12.738cm">
          <text:p text:style-name="P3"><text:span text:style-name="T3">Not Run, Expected, Not Expected</text:span></text:p>
        </draw:rect>
        <draw:circle draw:style-name="gr5" draw:text-style-name="P1" xml:id="id42" draw:id="id42" draw:layer="layout" svg:width="0.254cm" svg:height="0.254cm" svg:x="19.093cm" svg:y="11.841cm">
          <text:p/>
        </draw:circle>
        <draw:connector draw:style-name="gr3" draw:text-style-name="P1" draw:layer="layout" draw:type="curve" svg:x1="19.093cm" svg:y1="11.968cm" svg:x2="17.322cm" svg:y2="5.937cm" draw:start-shape="id42" draw:start-glue-point="3" draw:end-shape="id39" draw:end-glue-point="3" svg:d="m19093 11968c-3408 0-2522-6031-1771-6031">
          <text:p/>
        </draw:connector>
        <draw:circle draw:style-name="gr5" draw:text-style-name="P1" xml:id="id43" draw:id="id43" draw:layer="layout" svg:width="0.254cm" svg:height="0.254cm" svg:x="24.545cm" svg:y="16.541cm">
          <text:p/>
        </draw:circle>
        <draw:circle draw:style-name="gr5" draw:text-style-name="P1" xml:id="id44" draw:id="id44" draw:layer="layout" svg:width="0.254cm" svg:height="0.254cm" svg:x="24.545cm" svg:y="17.041cm">
          <text:p/>
        </draw:circle>
        <draw:connector draw:style-name="gr3" draw:text-style-name="P1" draw:layer="layout" draw:type="curve" svg:x1="24.799cm" svg:y1="16.668cm" svg:x2="25.92cm" svg:y2="9.426cm" draw:start-shape="id43" draw:start-glue-point="1" draw:end-shape="id38" draw:end-glue-point="1" svg:d="m24799 16668c2433 0 1872-7242 1121-7242">
          <text:p/>
        </draw:connector>
        <draw:connector draw:style-name="gr3" draw:text-style-name="P1" draw:layer="layout" draw:type="curve" svg:x1="24.799cm" svg:y1="17.168cm" svg:x2="25.92cm" svg:y2="9.426cm" draw:start-shape="id44" draw:start-glue-point="1" draw:end-shape="id38" draw:end-glue-point="1" svg:d="m24799 17168c2433 0 1872-7742 1121-7742">
          <text:p/>
        </draw:connector>
        <draw:rect draw:style-name="gr1" draw:text-style-name="P2" xml:id="id47" draw:id="id47" draw:layer="layout" svg:width="4.361cm" svg:height="0.869cm" svg:x="1.778cm" svg:y="4.964cm">
          <text:p text:style-name="P1"><text:span text:style-name="T1">Transform Field</text:span></text:p>
        </draw:rect>
        <draw:rect draw:style-name="gr2" draw:text-style-name="P4" draw:layer="layout" svg:width="4.361cm" svg:height="1.756cm" svg:x="1.778cm" svg:y="5.748cm">
          <text:p text:style-name="P3"><text:span text:style-name="T2">transform_field_id</text:span></text:p>
          <text:p text:style-name="P3"><text:span text:style-name="T2">transform_text</text:span></text:p>
          <text:p text:style-name="P3"><text:span text:style-name="T2">transform_expected</text:span></text:p>
          <text:p text:style-name="P3"><text:span text:style-name="T2"/></text:p>
        </draw:rect>
        <draw:rect draw:style-name="gr1" draw:text-style-name="P2" draw:layer="layout" svg:width="4.294cm" svg:height="0.869cm" svg:x="1.845cm" svg:y="1.259cm">
          <text:p text:style-name="P1"><text:span text:style-name="T1">Transform</text:span></text:p>
        </draw:rect>
        <draw:rect draw:style-name="gr2" draw:text-style-name="P4" draw:layer="layout" svg:width="4.294cm" svg:height="2.313cm" svg:x="1.845cm" svg:y="2.043cm">
          <text:p text:style-name="P3"><text:span text:style-name="T2">transform_id</text:span></text:p>
          <text:p text:style-name="P3"><text:span text:style-name="T2">transform_field_id</text:span></text:p>
          <text:p text:style-name="P3"><text:span text:style-name="T2">test_conducted_id</text:span></text:p>
          <text:p text:style-name="P3"><text:span text:style-name="T2">scenario_name</text:span></text:p>
          <text:p text:style-name="P3"><text:span text:style-name="T2"/></text:p>
        </draw:rect>
        <draw:circle draw:style-name="gr5" draw:text-style-name="P1" xml:id="id45" draw:id="id45" draw:layer="layout" svg:width="0.254cm" svg:height="0.254cm" svg:x="5.918cm" svg:y="3.195cm">
          <text:p/>
        </draw:circle>
        <draw:connector draw:style-name="gr3" draw:text-style-name="P1" draw:layer="layout" draw:type="curve" svg:x1="6.172cm" svg:y1="3.322cm" svg:x2="7.812cm" svg:y2="1.721cm" draw:start-shape="id45" draw:start-glue-point="1" draw:end-shape="id41" draw:end-glue-point="3" svg:d="m6172 3322c1230 0 410-1601 1640-1601">
          <text:p/>
        </draw:connector>
        <draw:circle draw:style-name="gr5" draw:text-style-name="P1" xml:id="id46" draw:id="id46" draw:layer="layout" svg:width="0.254cm" svg:height="0.254cm" svg:x="1.736cm" svg:y="2.795cm">
          <text:p/>
        </draw:circle>
        <draw:connector draw:style-name="gr3" draw:text-style-name="P1" draw:layer="layout" draw:type="curve" svg:x1="1.736cm" svg:y1="2.922cm" svg:x2="1.778cm" svg:y2="5.398cm" draw:start-shape="id46" draw:start-glue-point="3" draw:end-shape="id47" draw:end-glue-point="3" svg:d="m1736 2922c-751 0-772 2476 42 2476">
          <text:p/>
        </draw:connector>
        <draw:rect draw:style-name="gr1" draw:text-style-name="P2" xml:id="id49" draw:id="id49" draw:layer="layout" svg:width="2.921cm" svg:height="0.869cm" svg:x="15.135cm" svg:y="12.169cm">
          <text:p text:style-name="P1"><text:span text:style-name="T1">Profile Field</text:span></text:p>
        </draw:rect>
        <draw:circle draw:style-name="gr5" draw:text-style-name="P1" xml:id="id48" draw:id="id48" draw:layer="layout" svg:width="0.254cm" svg:height="0.254cm" svg:x="19.093cm" svg:y="13.641cm">
          <text:p/>
        </draw:circle>
        <draw:connector draw:style-name="gr3" draw:text-style-name="P1" draw:layer="layout" draw:type="curve" svg:x1="19.093cm" svg:y1="13.768cm" svg:x2="16.595cm" svg:y2="13.038cm" draw:start-shape="id48" draw:start-glue-point="3" draw:end-shape="id49" draw:end-glue-point="2" svg:d="m19093 13768c-1666 0-2498-243-2498-730">
          <text:p/>
        </draw:connector>
        <draw:rect draw:style-name="gr1" draw:text-style-name="P2" xml:id="id51" draw:id="id51" draw:layer="layout" svg:width="4.607cm" svg:height="0.869cm" svg:x="14.346cm" svg:y="15.319cm">
          <text:p text:style-name="P1"><text:span text:style-name="T1">Profile Usage Value</text:span></text:p>
        </draw:rect>
        <draw:circle draw:style-name="gr5" draw:text-style-name="P1" xml:id="id50" draw:id="id50" draw:layer="layout" svg:width="0.254cm" svg:height="0.254cm" svg:x="19.093cm" svg:y="14.172cm">
          <text:p/>
        </draw:circle>
        <draw:connector draw:style-name="gr3" draw:text-style-name="P1" draw:layer="layout" draw:type="curve" svg:x1="19.093cm" svg:y1="14.299cm" svg:x2="16.649cm" svg:y2="15.319cm" draw:start-shape="id50" draw:start-glue-point="3" draw:end-shape="id51" svg:d="m19093 14299c-1630 0-2444 340-2444 1020">
          <text:p/>
        </draw:connector>
      </draw:page>
      <draw:page draw:name="page4" draw:style-name="dp1" draw:master-page-name="Default">
        <draw:rect draw:style-name="gr1" draw:text-style-name="P2" draw:layer="layout" svg:width="7.02cm" svg:height="0.869cm" svg:x="12.395cm" svg:y="5.354cm">
          <text:p text:style-name="P1"><text:span text:style-name="T1">Profile Usage Value</text:span></text:p>
        </draw:rect>
        <draw:rect draw:style-name="gr2" draw:text-style-name="P4" draw:layer="layout" svg:width="7.02cm" svg:height="6.8cm" svg:x="12.395cm" svg:y="6.138cm">
          <text:p text:style-name="P3"><text:span text:style-name="T2">profile_usage_value_id</text:span></text:p>
          <text:p text:style-name="P3"><text:span text:style-name="T2">profile_field_id</text:span></text:p>
          <text:p text:style-name="P3"><text:span text:style-name="T2">profile_usage_id</text:span></text:p>
          <text:p text:style-name="P3"><text:span text:style-name="T2">field_name</text:span></text:p>
          <text:p text:style-name="P3"><text:span text:style-name="T2">test_usage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>notes</text:span></text:p>
          <text:p text:style-name="P3"><text:span text:style-name="T2">usage_detected</text:span></text:p>
          <text:p text:style-name="P3"><text:span text:style-name="T2">enforcement</text:span></text:p>
          <text:p text:style-name="P3"><text:span text:style-name="T2">implementation</text:span></text:p>
          <text:p text:style-name="P3"><text:span text:style-name="T2">message_accept_status</text:span></text:p>
          <text:p text:style-name="P3"><text:span text:style-name="T2">message_accept_status_detected</text:span></text:p>
          <text:p text:style-name="P3"><text:span text:style-name="T2">message_accept_status_debug</text:span></text:p>
        </draw:rect>
        <draw:rect draw:style-name="gr1" draw:text-style-name="P2" xml:id="id55" draw:id="id55" draw:layer="layout" svg:width="4.735cm" svg:height="0.869cm" svg:x="20.612cm" svg:y="6.573cm">
          <text:p text:style-name="P1"><text:span text:style-name="T1">Profile Field</text:span></text:p>
        </draw:rect>
        <draw:rect draw:style-name="gr2" draw:text-style-name="P4" draw:layer="layout" svg:width="4.735cm" svg:height="12.298cm" svg:x="20.612cm" svg:y="7.357cm">
          <text:p text:style-name="P3"><text:span text:style-name="T2">profile_field_id</text:span></text:p>
          <text:p text:style-name="P3"><text:span text:style-name="T2">profile_field_id_parent</text:span></text:p>
          <text:p text:style-name="P3"><text:span text:style-name="T2">pos</text:span></text:p>
          <text:p text:style-name="P3"><text:span text:style-name="T2">field_name</text:span></text:p>
          <text:p text:style-name="P3"><text:span text:style-name="T2">profile_field_type</text:span></text:p>
          <text:p text:style-name="P3"><text:span text:style-name="T2">segment_name</text:span></text:p>
          <text:p text:style-name="P3"><text:span text:style-name="T2">description</text:span></text:p>
          <text:p text:style-name="P3"><text:span text:style-name="T2">code_value</text:span></text:p>
          <text:p text:style-name="P3"><text:span text:style-name="T2">code_label</text:span></text:p>
          <text:p text:style-name="P3"><text:span text:style-name="T2">transforms_present</text:span></text:p>
          <text:p text:style-name="P3"><text:span text:style-name="T2">transforms_absent</text:span></text:p>
          <text:p text:style-name="P3"><text:span text:style-name="T2">pos_in_segment</text:span></text:p>
          <text:p text:style-name="P3"><text:span text:style-name="T2">pos_in_field</text:span></text:p>
          <text:p text:style-name="P3"><text:span text:style-name="T2">pos_in_sub_field</text:span></text:p>
          <text:p text:style-name="P3"><text:span text:style-name="T2">special_name</text:span></text:p>
          <text:p text:style-name="P3"><text:span text:style-name="T2">special_section</text:span></text:p>
          <text:p text:style-name="P3"><text:span text:style-name="T2">data_type</text:span></text:p>
          <text:p text:style-name="P3"><text:span text:style-name="T2">table_name</text:span></text:p>
          <text:p text:style-name="P3"><text:span text:style-name="T2">date_type_def</text:span></text:p>
          <text:p text:style-name="P3"><text:span text:style-name="T2">data_type_pos</text:span></text:p>
          <text:p text:style-name="P3"><text:span text:style-name="T2">test_usage</text:span></text:p>
          <text:p text:style-name="P3"><text:span text:style-name="T2">base_usage</text:span></text:p>
          <text:p text:style-name="P3"><text:span text:style-name="T2">conditional_predicate</text:span></text:p>
          <text:p text:style-name="P3"><text:span text:style-name="T2">length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/></text:p>
        </draw:rect>
        <draw:rect draw:style-name="gr1" draw:text-style-name="P2" xml:id="id53" draw:id="id53" draw:layer="layout" svg:width="3.683cm" svg:height="0.869cm" svg:x="7.35cm" svg:y="14.874cm">
          <text:p text:style-name="P1"><text:span text:style-name="T1">Profile Usage</text:span></text:p>
        </draw:rect>
        <draw:rect draw:style-name="gr2" draw:text-style-name="P4" draw:layer="layout" svg:width="3.683cm" svg:height="2.264cm" svg:x="7.35cm" svg:y="15.658cm">
          <text:p text:style-name="P3"><text:span text:style-name="T2">profile_usage_id</text:span></text:p>
          <text:p text:style-name="P3"><text:span text:style-name="T2">category</text:span></text:p>
          <text:p text:style-name="P3"><text:span text:style-name="T2">label</text:span></text:p>
          <text:p text:style-name="P3"><text:span text:style-name="T2">version</text:span></text:p>
        </draw:rect>
        <draw:circle draw:style-name="gr5" draw:text-style-name="P1" xml:id="id52" draw:id="id52" draw:layer="layout" svg:width="0.254cm" svg:height="0.254cm" svg:x="12.187cm" svg:y="7.387cm">
          <text:p/>
        </draw:circle>
        <draw:connector draw:style-name="gr3" draw:text-style-name="P1" draw:layer="layout" draw:type="curve" svg:x1="12.187cm" svg:y1="7.514cm" svg:x2="9.191cm" svg:y2="14.874cm" draw:start-shape="id52" draw:start-glue-point="3" draw:end-shape="id53" draw:end-glue-point="0" svg:d="m12187 7514c-1998 0-2996 2453-2996 7360">
          <text:p/>
        </draw:connector>
        <draw:circle draw:style-name="gr5" draw:text-style-name="P1" xml:id="id54" draw:id="id54" draw:layer="layout" svg:width="0.254cm" svg:height="0.254cm" svg:x="15.489cm" svg:y="6.879cm">
          <text:p/>
        </draw:circle>
        <draw:connector draw:style-name="gr3" draw:text-style-name="P1" draw:layer="layout" draw:type="curve" svg:x1="15.743cm" svg:y1="7.006cm" svg:x2="20.612cm" svg:y2="7.007cm" draw:start-shape="id54" draw:start-glue-point="1" draw:end-shape="id55" svg:d="m15743 7006c3652 0 1218 1 4869 1">
          <text:p/>
        </draw:connector>
        <draw:rect draw:style-name="gr1" draw:text-style-name="P2" draw:layer="layout" svg:width="4.751cm" svg:height="0.869cm" svg:x="1.381cm" svg:y="3.286cm">
          <text:p text:style-name="P1"><text:span text:style-name="T1">Test Participant</text:span></text:p>
        </draw:rect>
        <draw:rect draw:style-name="gr2" draw:text-style-name="P4" draw:layer="layout" svg:width="4.751cm" svg:height="12.7cm" svg:x="1.381cm" svg:y="4.048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5">map_row</text:span></text:p>
          <text:p text:style-name="P3"><text:span text:style-name="T5">map_col</text:span></text:p>
          <text:p text:style-name="P3"><text:span text:style-name="T5">platform_label</text:span></text:p>
          <text:p text:style-name="P3"><text:span text:style-name="T5">vendor_label</text:span></text:p>
          <text:p text:style-name="P3"><text:span text:style-name="T5">internal_comments</text:span></text:p>
          <text:p text:style-name="P3"><text:span text:style-name="T5">phase1_participation</text:span></text:p>
          <text:p text:style-name="P3"><text:span text:style-name="T5">phase1_status</text:span></text:p>
          <text:p text:style-name="P3"><text:span text:style-name="T5">phase1_comments</text:span></text:p>
          <text:p text:style-name="P3"><text:span text:style-name="T5">phase2_participation</text:span></text:p>
          <text:p text:style-name="P3"><text:span text:style-name="T5">phase2_status</text:span></text:p>
          <text:p text:style-name="P3"><text:span text:style-name="T5">phase2_comments</text:span></text:p>
          <text:p text:style-name="P3"><text:span text:style-name="T5">ihs_status</text:span></text:p>
          <text:p text:style-name="P3"><text:span text:style-name="T5">guide_status</text:span></text:p>
          <text:p text:style-name="P3"><text:span text:style-name="T5">guide_name</text:span></text:p>
          <text:p text:style-name="P3"><text:span text:style-name="T5">connect_status</text:span></text:p>
          <text:p text:style-name="P3"><text:span text:style-name="T5">general_comments</text:span></text:p>
          <text:p text:style-name="P3"><text:span text:style-name="T5">transport_type</text:span></text:p>
          <text:p text:style-name="P3"><text:span text:style-name="T5">query_support</text:span></text:p>
          <text:p text:style-name="P3"><text:span text:style-name="T5">nist_status</text:span></text:p>
          <text:p text:style-name="P3"><text:span text:style-name="T5">access_passcode</text:span></text:p>
          <text:p text:style-name="P3"><text:span text:style-name="T5">profile_usage_id</text:span></text:p>
          <text:p text:style-name="P3"><text:span text:style-name="T5"/></text:p>
        </draw:rect>
        <draw:circle draw:style-name="gr5" draw:text-style-name="P1" xml:id="id56" draw:id="id56" draw:layer="layout" svg:width="0.254cm" svg:height="0.254cm" svg:x="4.886cm" svg:y="15.186cm">
          <text:p/>
        </draw:circle>
        <draw:connector draw:style-name="gr3" draw:text-style-name="P1" draw:layer="layout" draw:type="curve" svg:x1="5.14cm" svg:y1="15.313cm" svg:x2="7.35cm" svg:y2="15.308cm" draw:start-shape="id56" draw:start-glue-point="1" draw:end-shape="id53" svg:d="m5140 15313c1657 0 553-5 2210-5">
          <text:p/>
        </draw:connector>
        <draw:circle draw:style-name="gr5" draw:text-style-name="P1" xml:id="id57" draw:id="id57" draw:layer="layout" svg:width="0.254cm" svg:height="0.254cm" svg:x="25.15cm" svg:y="7.985cm">
          <text:p/>
        </draw:circle>
        <draw:connector draw:style-name="gr3" draw:text-style-name="P1" draw:layer="layout" draw:type="curve" svg:x1="25.404cm" svg:y1="8.112cm" svg:x2="25.347cm" svg:y2="7.007cm" draw:start-shape="id57" draw:start-glue-point="1" draw:end-shape="id55" draw:end-glue-point="1" svg:d="m25404 8112c751 0 780-1105-57-1105">
          <text:p/>
        </draw:connector>
      </draw:page>
      <draw:page draw:name="page5" draw:style-name="dp1" draw:master-page-name="Default">
        <draw:rect draw:style-name="gr1" draw:text-style-name="P2" xml:id="id59" draw:id="id59" draw:layer="layout" svg:width="7.672cm" svg:height="0.869cm" svg:x="5.019cm" svg:y="2.778cm">
          <text:p text:style-name="P1"><text:span text:style-name="T1">Test Message</text:span></text:p>
        </draw:rect>
        <draw:rect draw:style-name="gr2" draw:text-style-name="P4" xml:id="id65" draw:id="id65" draw:layer="layout" svg:width="7.672cm" svg:height="16.742cm" svg:x="5.019cm" svg:y="3.562cm">
          <text:p text:style-name="P3"><text:span text:style-name="T2">test_message_id</text:span></text:p>
          <text:p text:style-name="P3"><text:span text:style-name="T2">test_section_id</text:span></text:p>
          <text:p text:style-name="P3"><text:span text:style-name="T2">test_position</text:span></text:p>
          <text:p text:style-name="P3"><text:span text:style-name="T2">test_type</text:span></text:p>
          <text:p text:style-name="P3"><text:span text:style-name="T2"/></text:p>
          <text:p text:style-name="P3"><text:span text:style-name="T2"/></text:p>
          <text:p text:style-name="P3"><text:span text:style-name="T2">test_case_set </text:span></text:p>
          <text:p text:style-name="P3"><text:span text:style-name="T2">test_case_number</text:span></text:p>
          <text:p text:style-name="P3"><text:span text:style-name="T2">test_case_category</text:span></text:p>
          <text:p text:style-name="P3"><text:span text:style-name="T2">test_case_description</text:span></text:p>
          <text:p text:style-name="P3"><text:span text:style-name="T2">test_case_assert_result</text:span></text:p>
          <text:p text:style-name="P3"><text:span text:style-name="T2">prep_patient_type</text:span></text:p>
          <text:p text:style-name="P3"><text:span text:style-name="T2">prep_transforms_quick</text:span></text:p>
          <text:p text:style-name="P3"><text:span text:style-name="T2">prep_transforms_custom</text:span></text:p>
          <text:p text:style-name="P3"><text:span text:style-name="T2">prep_transforms_addition</text:span></text:p>
          <text:p text:style-name="P3"><text:span text:style-name="T2">prep_transforms_cause_issue</text:span></text:p>
          <text:p text:style-name="P3"><text:span text:style-name="T2">prep_cause_issue_names</text:span></text:p>
          <text:p text:style-name="P3"><text:span text:style-name="T2">prep_has_issue</text:span></text:p>
          <text:p text:style-name="P3"><text:span text:style-name="T2">prep_major_changes_made</text:span></text:p>
          <text:p text:style-name="P3"><text:span text:style-name="T2">prep_not_expected_to_conform</text:span></text:p>
          <text:p text:style-name="P3"><text:span text:style-name="T2">prep_message_accept_status_debug</text:span></text:p>
          <text:p text:style-name="P3"><text:span text:style-name="T2">prep_scenario_name</text:span></text:p>
          <text:p text:style-name="P3"><text:span text:style-name="T2">prep_message_derived_from</text:span></text:p>
          <text:p text:style-name="P3"><text:span text:style-name="T2">prep_message_original</text:span></text:p>
          <text:p text:style-name="P3"><text:span text:style-name="T2">prep_message_actual</text:span></text:p>
          <text:p text:style-name="P3"><text:span text:style-name="T2">result_message_actual</text:span></text:p>
          <text:p text:style-name="P3"><text:span text:style-name="T2">result_status</text:span></text:p>
          <text:p text:style-name="P3"><text:span text:style-name="T6">result_accepted</text:span></text:p>
          <text:p text:style-name="P3"><text:span text:style-name="T2">result_exception_text</text:span></text:p>
          <text:p text:style-name="P3"><text:span text:style-name="T2">result_accepted_message</text:span></text:p>
          <text:p text:style-name="P3"><text:span text:style-name="T2">result_response_type</text:span></text:p>
          <text:p text:style-name="P3"><text:span text:style-name="T2">result_ack_type</text:span></text:p>
          <text:p text:style-name="P3"><text:span text:style-name="T2">forecast_test_panel_case_id</text:span></text:p>
          <text:p text:style-name="P3"><text:span text:style-name="T2">forecast_test_panel_id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4.156cm" svg:height="0.508cm" svg:x="5.614cm" svg:y="5.699cm">
          <text:p text:style-name="P3"><text:span text:style-name="T3">prep, update, query</text:span></text:p>
        </draw:rect>
        <draw:circle draw:style-name="gr5" draw:text-style-name="P1" xml:id="id62" draw:id="id62" draw:layer="layout" svg:width="0.254cm" svg:height="0.254cm" svg:x="4.937cm" svg:y="4.302cm">
          <text:p/>
        </draw:circle>
        <draw:rect draw:style-name="gr1" draw:text-style-name="P2" xml:id="id61" draw:id="id61" draw:layer="layout" svg:width="5.207cm" svg:height="0.869cm" svg:x="21.447cm" svg:y="4.532cm">
          <text:p text:style-name="P1"><text:span text:style-name="T1">Comparison Field</text:span></text:p>
        </draw:rect>
        <draw:rect draw:style-name="gr2" draw:text-style-name="P4" draw:layer="layout" svg:width="5.207cm" svg:height="2.518cm" svg:x="21.447cm" svg:y="5.316cm">
          <text:p text:style-name="P3"><text:span text:style-name="T2">comparison_field_id</text:span></text:p>
          <text:p text:style-name="P3"><text:span text:style-name="T2">field_name</text:span></text:p>
          <text:p text:style-name="P3"><text:span text:style-name="T2">field_label</text:span></text:p>
          <text:p text:style-name="P3"><text:span text:style-name="T2">priority_label</text:span></text:p>
        </draw:rect>
        <draw:rect draw:style-name="gr1" draw:text-style-name="P2" draw:layer="layout" svg:width="4.572cm" svg:height="0.869cm" svg:x="14.716cm" svg:y="2.651cm">
          <text:p text:style-name="P1"><text:span text:style-name="T1">Comparison</text:span></text:p>
        </draw:rect>
        <draw:rect draw:style-name="gr2" draw:text-style-name="P4" draw:layer="layout" svg:width="4.572cm" svg:height="3.915cm" svg:x="14.716cm" svg:y="3.435cm">
          <text:p text:style-name="P3"><text:span text:style-name="T2">comparison_id</text:span></text:p>
          <text:p text:style-name="P3"><text:span text:style-name="T2">comparison_field_id</text:span></text:p>
          <text:p text:style-name="P3"><text:span text:style-name="T2">test_message_id</text:span></text:p>
          <text:p text:style-name="P3"><text:span text:style-name="T2">value_original</text:span></text:p>
          <text:p text:style-name="P3"><text:span text:style-name="T2">value_compare</text:span></text:p>
          <text:p text:style-name="P3"><text:span text:style-name="T2">comparison_status</text:span></text:p>
          <text:p text:style-name="P3"><text:span text:style-name="T2"/></text:p>
        </draw:rect>
        <draw:rect draw:style-name="gr4" draw:text-style-name="P5" draw:layer="layout" svg:width="3.013cm" svg:height="0.508cm" svg:x="15.132cm" svg:y="6.507cm">
          <text:p text:style-name="P3"><text:span text:style-name="T3">pass, fail, not tested</text:span></text:p>
        </draw:rect>
        <draw:circle draw:style-name="gr5" draw:text-style-name="P1" xml:id="id58" draw:id="id58" draw:layer="layout" svg:width="0.254cm" svg:height="0.254cm" svg:x="14.589cm" svg:y="4.687cm">
          <text:p/>
        </draw:circle>
        <draw:connector draw:style-name="gr3" draw:text-style-name="P1" draw:layer="layout" draw:type="curve" svg:x1="14.589cm" svg:y1="4.814cm" svg:x2="12.691cm" svg:y2="3.212cm" draw:start-shape="id58" draw:start-glue-point="3" draw:end-shape="id59" svg:d="m14589 4814c-1423 0-475-1602-1898-1602">
          <text:p/>
        </draw:connector>
        <draw:circle draw:style-name="gr5" draw:text-style-name="P1" xml:id="id60" draw:id="id60" draw:layer="layout" svg:width="0.254cm" svg:height="0.254cm" svg:x="18.907cm" svg:y="4.187cm">
          <text:p/>
        </draw:circle>
        <draw:connector draw:style-name="gr3" draw:text-style-name="P1" draw:layer="layout" draw:type="curve" svg:x1="19.161cm" svg:y1="4.314cm" svg:x2="21.447cm" svg:y2="4.966cm" draw:start-shape="id60" draw:start-glue-point="1" draw:end-shape="id61" draw:end-glue-point="3" svg:d="m19161 4314c1714 0 572 652 2286 652">
          <text:p/>
        </draw:connector>
        <draw:rect draw:style-name="gr1" draw:text-style-name="P2" xml:id="id63" draw:id="id63" draw:layer="layout" svg:width="4.572cm" svg:height="0.869cm" svg:x="5.064cm" svg:y="1.274cm">
          <text:p text:style-name="P1"><text:span text:style-name="T1">Test Section</text:span></text:p>
        </draw:rect>
        <draw:connector draw:style-name="gr3" draw:text-style-name="P1" draw:layer="layout" draw:type="curve" svg:x1="4.937cm" svg:y1="4.429cm" svg:x2="5.064cm" svg:y2="1.708cm" draw:start-shape="id62" draw:start-glue-point="3" draw:end-shape="id63" draw:end-glue-point="3" svg:d="m4937 4429c-751 0-815-2721 127-2721">
          <text:p/>
        </draw:connector>
        <draw:rect draw:style-name="gr1" draw:text-style-name="P2" xml:id="id67" draw:id="id67" draw:layer="layout" svg:width="5.207cm" svg:height="0.869cm" svg:x="21.433cm" svg:y="14.057cm">
          <text:p text:style-name="P1"><text:span text:style-name="T1">Assertion Field</text:span></text:p>
        </draw:rect>
        <draw:rect draw:style-name="gr2" draw:text-style-name="P4" draw:layer="layout" svg:width="5.207cm" svg:height="2.518cm" svg:x="21.433cm" svg:y="14.841cm">
          <text:p text:style-name="P3"><text:span text:style-name="T2">assertion_field_id</text:span></text:p>
          <text:p text:style-name="P3"><text:span text:style-name="T2">assertion_type</text:span></text:p>
          <text:p text:style-name="P3"><text:span text:style-name="T2">assertion_description</text:span></text:p>
        </draw:rect>
        <draw:rect draw:style-name="gr1" draw:text-style-name="P2" draw:layer="layout" svg:width="4.54cm" svg:height="0.869cm" svg:x="15.002cm" svg:y="12.176cm">
          <text:p text:style-name="P1"><text:span text:style-name="T1">Assertion</text:span></text:p>
        </draw:rect>
        <draw:rect draw:style-name="gr2" draw:text-style-name="P4" draw:layer="layout" svg:width="4.54cm" svg:height="3.915cm" svg:x="15.002cm" svg:y="12.96cm">
          <text:p text:style-name="P3"><text:span text:style-name="T2">assertion_id</text:span></text:p>
          <text:p text:style-name="P3"><text:span text:style-name="T2">assertion_field_id</text:span></text:p>
          <text:p text:style-name="P3"><text:span text:style-name="T2">test_message_id</text:span></text:p>
          <text:p text:style-name="P3"><text:span text:style-name="T2">assertion_result</text:span></text:p>
          <text:p text:style-name="P3"><text:span text:style-name="T2">location_path</text:span></text:p>
          <text:p text:style-name="P3"><text:span text:style-name="T2"/></text:p>
        </draw:rect>
        <draw:rect draw:style-name="gr4" draw:text-style-name="P5" draw:layer="layout" svg:width="3.108cm" svg:height="0.97cm" svg:x="15.351cm" svg:y="15.597cm">
          <text:p text:style-name="P3"><text:span text:style-name="T3">warning, error, alert, </text:span></text:p>
          <text:p text:style-name="P3"><text:span text:style-name="T3">informational</text:span></text:p>
        </draw:rect>
        <draw:circle draw:style-name="gr5" draw:text-style-name="P1" xml:id="id64" draw:id="id64" draw:layer="layout" svg:width="0.254cm" svg:height="0.254cm" svg:x="14.875cm" svg:y="14.212cm">
          <text:p/>
        </draw:circle>
        <draw:connector draw:style-name="gr3" draw:text-style-name="P1" draw:layer="layout" draw:type="curve" svg:x1="14.875cm" svg:y1="14.339cm" svg:x2="12.691cm" svg:y2="11.933cm" draw:start-shape="id64" draw:start-glue-point="3" draw:end-shape="id65" svg:d="m14875 14339c-1638 0-546-2406-2184-2406">
          <text:p/>
        </draw:connector>
        <draw:circle draw:style-name="gr5" draw:text-style-name="P1" xml:id="id66" draw:id="id66" draw:layer="layout" svg:width="0.254cm" svg:height="0.254cm" svg:x="19.193cm" svg:y="13.712cm">
          <text:p/>
        </draw:circle>
        <draw:connector draw:style-name="gr3" draw:text-style-name="P1" draw:layer="layout" draw:type="curve" svg:x1="19.447cm" svg:y1="13.839cm" svg:x2="21.433cm" svg:y2="14.491cm" draw:start-shape="id66" draw:start-glue-point="1" draw:end-shape="id67" draw:end-glue-point="3" svg:d="m19447 13839c1489 0 497 652 1986 652">
          <text:p/>
        </draw:connector>
        <draw:rect draw:style-name="gr4" draw:text-style-name="P5" draw:layer="layout" svg:width="1.651cm" svg:height="0.508cm" svg:x="8.493cm" svg:y="16.113cm">
          <text:p text:style-name="P3"><text:span text:style-name="T3">PASS, FAIL</text:span></text:p>
        </draw:rect>
      </draw:page>
      <draw:page draw:name="page6" draw:style-name="dp1" draw:master-page-name="Default">
        <draw:rect draw:style-name="gr2" draw:text-style-name="P7" draw:layer="layout" svg:width="6.223cm" svg:height="16.764cm" svg:x="4.937cm" svg:y="3.667cm">
          <text:p text:style-name="P3"><text:span text:style-name="T5">pentagon_report_id</text:span></text:p>
          <text:p text:style-name="P3"><text:span text:style-name="T5">test_conducted_id</text:span></text:p>
          <text:p text:style-name="P3"><text:span text:style-name="T5">score_c</text:span></text:p>
          <text:p text:style-name="P3"><text:span text:style-name="T6">score_uf</text:span></text:p>
          <text:p text:style-name="P3"><text:span text:style-name="T6">score_uc</text:span></text:p>
          <text:p text:style-name="P3"><text:span text:style-name="T6">score_qf</text:span></text:p>
          <text:p text:style-name="P3"><text:span text:style-name="T6">score_qc</text:span></text:p>
          <text:p text:style-name="P3"><text:span text:style-name="T6">score</text:span><text:span text:style-name="T5">_c_ack_conform</text:span></text:p>
          <text:p text:style-name="P3"><text:span text:style-name="T6">score</text:span><text:span text:style-name="T5">_c_good_messages</text:span></text:p>
          <text:p text:style-name="P3"><text:span text:style-name="T6">score</text:span><text:span text:style-name="T5">_c_bad_messages</text:span></text:p>
          <text:p text:style-name="P3"><text:span text:style-name="T6">score</text:span><text:span text:style-name="T5">_c_good_data</text:span></text:p>
          <text:p text:style-name="P3"><text:span text:style-name="T6">score</text:span><text:span text:style-name="T5">_c_bad_data</text:span></text:p>
          <text:p text:style-name="P3"><text:span text:style-name="T5">score_uf_vxu_2014</text:span></text:p>
          <text:p text:style-name="P3"><text:span text:style-name="T5">score_uf_vxu_2015</text:span></text:p>
          <text:p text:style-name="P3"><text:span text:style-name="T6">score_uf_sensitive</text:span></text:p>
          <text:p text:style-name="P3"><text:span text:style-name="T6">score_uf_coded_values</text:span></text:p>
          <text:p text:style-name="P3"><text:span text:style-name="T6">score_uf_tolerant</text:span></text:p>
          <text:p text:style-name="P3"><text:span text:style-name="T6">score_uf_ehr_examples</text:span></text:p>
          <text:p text:style-name="P3"><text:span text:style-name="T6">score_uf_performance</text:span></text:p>
          <text:p text:style-name="P3"><text:span text:style-name="T6">score_qf_qbp_2015</text:span></text:p>
          <text:p text:style-name="P3"><text:span text:style-name="T6">score_qf_data_available</text:span></text:p>
          <text:p text:style-name="P3"><text:span text:style-name="T6">score_qf_deduplication</text:span></text:p>
          <text:p text:style-name="P3"><text:span text:style-name="T6">score_qf_forecaster</text:span></text:p>
          <text:p text:style-name="P3"><text:span text:style-name="T6">score_qf_performance</text:span></text:p>
          <text:p text:style-name="P3"><text:span text:style-name="T6">score_qf_minimum_query</text:span></text:p>
          <text:p text:style-name="P3"><text:span text:style-name="T6">score_uc_modifications</text:span></text:p>
          <text:p text:style-name="P3"><text:span text:style-name="T6">score_uc_conflicts</text:span></text:p>
          <text:p text:style-name="P3"><text:span text:style-name="T6">score_uc_constraints</text:span></text:p>
          <text:p text:style-name="P3"><text:span text:style-name="T6">score_uc_acks_conform</text:span></text:p>
          <text:p text:style-name="P3"><text:span text:style-name="T7">score_qc_responses_conform</text:span></text:p>
          <text:p text:style-name="P3"><text:span text:style-name="T7">score_qc_soap_conforms</text:span></text:p>
        </draw:rect>
        <draw:rect draw:style-name="gr1" draw:text-style-name="P2" draw:layer="layout" svg:width="6.223cm" svg:height="0.869cm" svg:x="4.937cm" svg:y="2.877cm">
          <text:p text:style-name="P1"><text:span text:style-name="T1">Pentagon Report</text:span></text:p>
        </draw:rect>
        <draw:circle draw:style-name="gr5" draw:text-style-name="P1" xml:id="id68" draw:id="id68" draw:layer="layout" svg:width="0.254cm" svg:height="0.254cm" svg:x="4.804cm" svg:y="4.301cm">
          <text:p/>
        </draw:circle>
        <draw:rect draw:style-name="gr1" draw:text-style-name="P2" xml:id="id69" draw:id="id69" draw:layer="layout" svg:width="4.572cm" svg:height="0.869cm" svg:x="5.031cm" svg:y="1.273cm">
          <text:p text:style-name="P1"><text:span text:style-name="T1">Test Conducted</text:span></text:p>
        </draw:rect>
        <draw:connector draw:style-name="gr3" draw:text-style-name="P1" draw:layer="layout" draw:type="curve" svg:x1="4.804cm" svg:y1="4.428cm" svg:x2="5.031cm" svg:y2="1.707cm" draw:start-shape="id68" draw:start-glue-point="3" draw:end-shape="id69" draw:end-glue-point="3" svg:d="m4804 4428c-751 0-865-2721 227-27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5-12-09T05:33:37.48</dc:date>
    <dc:creator>Nathan Bunker</dc:creator>
    <meta:editing-duration>P5DT23H26M28S</meta:editing-duration>
    <meta:editing-cycles>54</meta:editing-cycles>
    <meta:printed-by>Nathan Bunker</meta:printed-by>
    <meta:print-date>2014-06-19T14:05:00.83</meta:print-date>
    <meta:document-statistic meta:object-count="167"/>
  </office:meta>
</office:document-meta>
</file>